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B. Fels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14, 1896</text:p>
      <text:p text:style-name="P5">Month<text:tab/><text:tab/><text:tab/><text:tab/><text:tab/><text:tab/>Dec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Dec. 14, 1896./</text:p>
      <text:p text:style-name="P2">Rev. Dr. B. Felsenthal,/</text:p>
      <text:p text:style-name="P2">Dear Sir:/</text:p>
      <text:p text:style-name="P2"><text:tab/>Your favor has just come to hand. <text:s/>Since you/ ask about the works of Luzzato [Hebrew], permit me to mention that the/ son of the late Professor, Isaiah Dr., inquired about you, and I/ answered that you reside in Chicago, I am not a pupil of the/ celebrated literati. <text:s/>I was born at Livorno (Leghorn) and studied/ with Chief Rabbi Ab B. Pisserno [Hebrew] but Luzzatto's writings are,/ of course, known to every Italian student. <text:s/>I remember having seen/ a manuscript copy of his commentary on Isaiah, when I was quite a/ youth. <text:s/>I have, however, corresponded with my great compatriot and/ coreligionist &amp; I wrote a very brief and imperfect biography of/ his character and labors, shortly after his death, and <text:soft-page-break/>which ap-/peared in the Occident, and was reproduced in the Jewish Chronicles,/ (London). <text:s/>Having noticed in an Italian journal that his posthumous/ works were about to be published, I requested his son to send me a/ copy of his Pentateuch, Isaiah, Italian Bible, and some other minor/ productions of his pen in my native language. <text:s/>I wrote immediately/ an article in the Record, a paper to which I contribute, with the/ view of inducing my colleagues to benefit the family of the deceased/ by purchasing his books. <text:s/>I have obtained these, save the [Hebrew]/ which has not yet been issued, all through the post office, an expens-/ive mode of getting foreign works, but the only of which I knew, not/ wishing to trouble private individuals. <text:s/>I expect five copies of the/ Tentateuch[sic!] and one of the Isaiah, for persons who bespoke them here./ <text:s/>If you wish, I will communicate with the Dr. at Padua, and report/ your request. <text:s/>At all events, I enclose a list, which may serve as a/ guide regarding prices, etc./</text:p>
      <text:p text:style-name="P2"><text:tab/>And now since I had the pleasure of forming your/ acquaintance by letter, allow me to seek a favor at your hands. <text:s/>This/ week I wrote to a youth, formerly an attendant at my Synagogue, and/ begged that he would make some inquiries about the standing and repu-/tation of a certain Samuel Maggiar. <text:s/>This man has an Italian wife in/ Alexandria (Egypt). <text:s/>After having consumed her property, deserted her/ and the son she bore to him, and came to America [Hebrew]. <text:s/>He is/ is[sic!] reported to be in your city. <text:s/>Lately he made an attempt to return/ home, but the parents of the deserted, persons of respectability and/ means, are anxious to learn beforehand whether present circumstances/ would warrant their gorgiving[sic!] the past, and delivering again a loved/ child into the hands of an unprincipled fellow. <text:s/>No doubt, you are/ more likely to find out, than Solomon Sulzberger of the firm Lindauer/ &amp; Bros. Co., to whom I wrote and sent the man's photograph. <text:s/>I hear/ that the deserter is a constant attendant at the Synagogue; you may/ therefore, without great difficulty, discover his whereabouts and con-/dition. <text:s/>Say nothing to him, but have the kindness to drop me a line,/ and believe, that I will be ready to reciprocate your kindness./ <text:s/>Very truly,/ S. Morais./</text:p>
      <text:p text:style-name="P2">546 North 5th S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0:10:39.72</meta:creation-date>
    <meta:document-statistic meta:table-count="0" meta:image-count="0" meta:object-count="0" meta:page-count="3" meta:paragraph-count="70" meta:word-count="693" meta:character-count="4361"/>
    <dc:date>2012-01-09T10:39:35.14</dc:date>
    <dc:creator>Penn Libraries</dc:creator>
    <meta:editing-duration>PT00H13M48S</meta:editing-duration>
    <meta:editing-cycles>1</meta:editing-cycles>
    <meta:generator>OpenOffice.org/3.2$Win32 OpenOffice.org_project/320m12$Build-9483</meta:generator>
  </office:meta>
</office:document-meta>
</file>